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256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1017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style-name="Default"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SUM([.B2:.F2])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B3:.F3])"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SUM([.B4:.F4])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SUM([.B5:.F5])"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B6:.F6])" office:value-type="float" office:value="8">
            <text:p>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Perl</meta:initial-creator>
    <meta:creation-date>2012-12-16T20:25:42</meta:creation-date>
    <dc:date>2012-12-16T20:38:03</dc:date>
    <dc:creator>Thomas Perl</dc:creator>
    <meta:editing-duration>PT8M38S</meta:editing-duration>
    <meta:editing-cycles>3</meta:editing-cycles>
    <meta:generator>LibreOffice/3.6$Linux_x86 LibreOffice_project/360m1$Build-2</meta:generator>
    <meta:document-statistic meta:table-count="1" meta:cell-count="34" meta:object-count="0"/>
  </office:meta>
</office:document-meta>
</file>